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zyf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CHAR(IF(CODE(LOWER([.B2]))-1&gt;122;CODE(LOWER([.B2])-1-26);CODE(LOWER([.B2]))-1))" office:value-type="string" office:string-value="s" calcext:value-type="string">
            <text:p>s</text:p>
          </table:table-cell>
          <table:table-cell table:formula="of:=CHAR(IF(CODE(LOWER([.C2]))-1&gt;122;CODE(LOWER([.C2])-1-26);CODE(LOWER([.C2]))-1))" office:value-type="string" office:string-value="t" calcext:value-type="string">
            <text:p>t</text:p>
          </table:table-cell>
          <table:table-cell table:formula="of:=CHAR(IF(CODE(LOWER([.D2]))-1&gt;122;CODE(LOWER([.D2])-1-26);CODE(LOWER([.D2]))-1))" office:value-type="string" office:string-value="u" calcext:value-type="string">
            <text:p>u</text:p>
          </table:table-cell>
          <table:table-cell office:value-type="string" calcext:value-type="string">
            <text:p>v</text:p>
          </table:table-cell>
          <table:table-cell table:style-name="ce1" table:formula="of:==CHAR(IF(CODE(LOWER([.D2]))+1&gt;122;CODE(LOWER([.D2])+1-26);CODE(LOWER([.D2]))+1))" office:value-type="string" office:string-value="w" calcext:value-type="string">
            <text:p>w</text:p>
          </table:table-cell>
          <table:table-cell table:style-name="ce1" table:formula="of:==CHAR(IF(CODE(LOWER([.E2]))+1&gt;122;CODE(LOWER([.E2])+1-26);CODE(LOWER([.E2]))+1))" office:value-type="string" office:string-value="x" calcext:value-type="string">
            <text:p>x</text:p>
          </table:table-cell>
          <table:table-cell table:style-name="ce1" table:formula="of:==CHAR(IF(CODE(LOWER([.F2]))+1&gt;122;CODE(LOWER([.F2])+1-26);CODE(LOWER([.F2]))+1))" office:value-type="string" office:string-value="y" calcext:value-type="string">
            <text:p>y</text:p>
          </table:table-cell>
          <table:table-cell/>
          <table:table-cell office:value-type="string" calcext:value-type="string">
            <text:p>LITERY.MAŁE()</text:p>
          </table:table-cell>
        </table:table-row>
        <table:table-row table:style-name="ro1">
          <table:table-cell table:formula="of:=CHAR(IF(CODE(LOWER([.B3]))-1&gt;122;CODE(LOWER([.B3])-1-26);CODE(LOWER([.B3]))-1))" office:value-type="string" office:string-value="`" calcext:value-type="string">
            <text:p>`</text:p>
          </table:table-cell>
          <table:table-cell table:formula="of:=CHAR(IF(CODE(LOWER([.C3]))-1&gt;122;CODE(LOWER([.C3])-1-26);CODE(LOWER([.C3]))-1))" office:value-type="string" office:string-value="a" calcext:value-type="string">
            <text:p>a</text:p>
          </table:table-cell>
          <table:table-cell table:formula="of:=CHAR(IF(CODE(LOWER([.D3]))-1&gt;122;CODE(LOWER([.D3])-1-26);CODE(LOWER([.D3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table:formula="of:==CHAR(IF(CODE(LOWER([.D3]))+1&gt;122;CODE(LOWER([.D3])+1-26);CODE(LOWER([.D3]))+1))" office:value-type="string" office:string-value="d" calcext:value-type="string">
            <text:p>d</text:p>
          </table:table-cell>
          <table:table-cell table:style-name="ce1" table:formula="of:==CHAR(IF(CODE(LOWER([.E3]))+1&gt;122;CODE(LOWER([.E3])+1-26);CODE(LOWER([.E3]))+1))" office:value-type="string" office:string-value="e" calcext:value-type="string">
            <text:p>e</text:p>
          </table:table-cell>
          <table:table-cell table:style-name="ce1" table:formula="of:==CHAR(IF(CODE(LOWER([.F3]))+1&gt;122;CODE(LOWER([.F3])+1-26);CODE(LOWER([.F3]))+1))" office:value-type="string" office:string-value="f" calcext:value-type="string">
            <text:p>f</text:p>
          </table:table-cell>
          <table:table-cell/>
          <table:table-cell office:value-type="string" calcext:value-type="string">
            <text:p>KOD()</text:p>
          </table:table-cell>
        </table:table-row>
        <table:table-row table:style-name="ro1">
          <table:table-cell table:formula="of:=CHAR(IF(CODE(LOWER([.B4]))-1&gt;122;CODE(LOWER([.B4])-1-26);CODE(LOWER([.B4]))-1))" office:value-type="string" office:string-value="_" calcext:value-type="string">
            <text:p>_</text:p>
          </table:table-cell>
          <table:table-cell table:formula="of:=CHAR(IF(CODE(LOWER([.C4]))-1&gt;122;CODE(LOWER([.C4])-1-26);CODE(LOWER([.C4]))-1))" office:value-type="string" office:string-value="`" calcext:value-type="string">
            <text:p>`</text:p>
          </table:table-cell>
          <table:table-cell table:formula="of:=CHAR(IF(CODE(LOWER([.D4]))-1&gt;122;CODE(LOWER([.D4])-1-26);CODE(LOWER([.D4]))-1))" office:value-type="string" office:string-value="a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1" table:formula="of:==CHAR(IF(CODE(LOWER([.D4]))+1&gt;122;CODE(LOWER([.D4])+1-26);CODE(LOWER([.D4]))+1))" office:value-type="string" office:string-value="c" calcext:value-type="string">
            <text:p>c</text:p>
          </table:table-cell>
          <table:table-cell table:style-name="ce1" table:formula="of:==CHAR(IF(CODE(LOWER([.E4]))+1&gt;122;CODE(LOWER([.E4])+1-26);CODE(LOWER([.E4]))+1))" office:value-type="string" office:string-value="d" calcext:value-type="string">
            <text:p>d</text:p>
          </table:table-cell>
          <table:table-cell table:style-name="ce1" table:formula="of:==CHAR(IF(CODE(LOWER([.F4]))+1&gt;122;CODE(LOWER([.F4])+1-26);CODE(LOWER([.F4]))+1))" office:value-type="string" office:string-value="e" calcext:value-type="string">
            <text:p>e</text:p>
          </table:table-cell>
          <table:table-cell/>
          <table:table-cell office:value-type="string" calcext:value-type="string">
            <text:p>ZNAKI()</text:p>
          </table:table-cell>
        </table:table-row>
        <table:table-row table:style-name="ro1">
          <table:table-cell table:formula="of:=CHAR(IF(CODE(LOWER([.B5]))-1&gt;122;CODE(LOWER([.B5])-1-26);CODE(LOWER([.B5]))-1))" office:value-type="string" office:string-value="f" calcext:value-type="string">
            <text:p>f</text:p>
          </table:table-cell>
          <table:table-cell table:formula="of:=CHAR(IF(CODE(LOWER([.C5]))-1&gt;122;CODE(LOWER([.C5])-1-26);CODE(LOWER([.C5]))-1))" office:value-type="string" office:string-value="g" calcext:value-type="string">
            <text:p>g</text:p>
          </table:table-cell>
          <table:table-cell table:formula="of:=CHAR(IF(CODE(LOWER([.D5]))-1&gt;122;CODE(LOWER([.D5])-1-26);CODE(LOWER([.D5]))-1))" office:value-type="string" office:string-value="h" calcext:value-type="string">
            <text:p>h</text:p>
          </table:table-cell>
          <table:table-cell office:value-type="string" calcext:value-type="string">
            <text:p>i</text:p>
          </table:table-cell>
          <table:table-cell table:style-name="ce1" table:formula="of:==CHAR(IF(CODE(LOWER([.D5]))+1&gt;122;CODE(LOWER([.D5])+1-26);CODE(LOWER([.D5]))+1))" office:value-type="string" office:string-value="j" calcext:value-type="string">
            <text:p>j</text:p>
          </table:table-cell>
          <table:table-cell table:style-name="ce1" table:formula="of:==CHAR(IF(CODE(LOWER([.E5]))+1&gt;122;CODE(LOWER([.E5])+1-26);CODE(LOWER([.E5]))+1))" office:value-type="string" office:string-value="k" calcext:value-type="string">
            <text:p>k</text:p>
          </table:table-cell>
          <table:table-cell table:style-name="ce1" table:formula="of:==CHAR(IF(CODE(LOWER([.F5]))+1&gt;122;CODE(LOWER([.F5])+1-26);CODE(LOWER([.F5]))+1))" office:value-type="string" office:string-value="l" calcext:value-type="string">
            <text:p>l</text:p>
          </table:table-cell>
          <table:table-cell table:number-columns-repeated="2"/>
        </table:table-row>
        <table:table-row table:style-name="ro1">
          <table:table-cell table:formula="of:=CHAR(IF(CODE(LOWER([.B6]))-1&gt;122;CODE(LOWER([.B6])-1-26);CODE(LOWER([.B6]))-1))" office:value-type="string" office:string-value="r" calcext:value-type="string">
            <text:p>r</text:p>
          </table:table-cell>
          <table:table-cell table:formula="of:=CHAR(IF(CODE(LOWER([.C6]))-1&gt;122;CODE(LOWER([.C6])-1-26);CODE(LOWER([.C6]))-1))" office:value-type="string" office:string-value="s" calcext:value-type="string">
            <text:p>s</text:p>
          </table:table-cell>
          <table:table-cell table:formula="of:=CHAR(IF(CODE(LOWER([.D6]))-1&gt;122;CODE(LOWER([.D6])-1-26);CODE(LOWER([.D6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table:formula="of:==CHAR(IF(CODE(LOWER([.D6]))+1&gt;122;CODE(LOWER([.D6])+1-26);CODE(LOWER([.D6]))+1))" office:value-type="string" office:string-value="v" calcext:value-type="string">
            <text:p>v</text:p>
          </table:table-cell>
          <table:table-cell table:style-name="ce1" table:formula="of:==CHAR(IF(CODE(LOWER([.E6]))+1&gt;122;CODE(LOWER([.E6])+1-26);CODE(LOWER([.E6]))+1))" office:value-type="string" office:string-value="w" calcext:value-type="string">
            <text:p>w</text:p>
          </table:table-cell>
          <table:table-cell table:style-name="ce1" table:formula="of:==CHAR(IF(CODE(LOWER([.F6]))+1&gt;122;CODE(LOWER([.F6])+1-26);CODE(LOWER([.F6]))+1))" office:value-type="string" office:string-value="x" calcext:value-type="string">
            <text:p>x</text:p>
          </table:table-cell>
          <table:table-cell/>
          <table:table-cell office:value-type="string" calcext:value-type="string">
            <text:p>ZNAK(KOD(LITERY.MAŁE(D2))+1)</text:p>
          </table:table-cell>
        </table:table-row>
        <table:table-row table:style-name="ro1">
          <table:table-cell table:formula="of:=CHAR(IF(CODE(LOWER([.B7]))-1&gt;122;CODE(LOWER([.B7])-1-26);CODE(LOWER([.B7]))-1))" office:value-type="string" office:string-value="c" calcext:value-type="string">
            <text:p>c</text:p>
          </table:table-cell>
          <table:table-cell table:formula="of:=CHAR(IF(CODE(LOWER([.C7]))-1&gt;122;CODE(LOWER([.C7])-1-26);CODE(LOWER([.C7]))-1))" office:value-type="string" office:string-value="d" calcext:value-type="string">
            <text:p>d</text:p>
          </table:table-cell>
          <table:table-cell table:formula="of:=CHAR(IF(CODE(LOWER([.D7]))-1&gt;122;CODE(LOWER([.D7])-1-26);CODE(LOWER([.D7]))-1))" office:value-type="string" office:string-value="e" calcext:value-type="string">
            <text:p>e</text:p>
          </table:table-cell>
          <table:table-cell office:value-type="string" calcext:value-type="string">
            <text:p>f</text:p>
          </table:table-cell>
          <table:table-cell table:style-name="ce1" table:formula="of:==CHAR(IF(CODE(LOWER([.D7]))+1&gt;122;CODE(LOWER([.D7])+1-26);CODE(LOWER([.D7]))+1))" office:value-type="string" office:string-value="g" calcext:value-type="string">
            <text:p>g</text:p>
          </table:table-cell>
          <table:table-cell table:style-name="ce1" table:formula="of:==CHAR(IF(CODE(LOWER([.E7]))+1&gt;122;CODE(LOWER([.E7])+1-26);CODE(LOWER([.E7]))+1))" office:value-type="string" office:string-value="h" calcext:value-type="string">
            <text:p>h</text:p>
          </table:table-cell>
          <table:table-cell table:style-name="ce1" table:formula="of:==CHAR(IF(CODE(LOWER([.F7]))+1&gt;122;CODE(LOWER([.F7])+1-26);CODE(LOWER([.F7]))+1))" office:value-type="string" office:string-value="i" calcext:value-type="string">
            <text:p>i</text:p>
          </table:table-cell>
          <table:table-cell table:number-columns-repeated="2"/>
        </table:table-row>
        <table:table-row table:style-name="ro1">
          <table:table-cell table:formula="of:=CHAR(IF(CODE(LOWER([.B8]))-1&gt;122;CODE(LOWER([.B8])-1-26);CODE(LOWER([.B8]))-1))" office:value-type="string" office:string-value="e" calcext:value-type="string">
            <text:p>e</text:p>
          </table:table-cell>
          <table:table-cell table:formula="of:=CHAR(IF(CODE(LOWER([.C8]))-1&gt;122;CODE(LOWER([.C8])-1-26);CODE(LOWER([.C8]))-1))" office:value-type="string" office:string-value="f" calcext:value-type="string">
            <text:p>f</text:p>
          </table:table-cell>
          <table:table-cell table:formula="of:=CHAR(IF(CODE(LOWER([.D8]))-1&gt;122;CODE(LOWER([.D8])-1-26);CODE(LOWER([.D8]))-1))" office:value-type="string" office:string-value="g" calcext:value-type="string">
            <text:p>g</text:p>
          </table:table-cell>
          <table:table-cell office:value-type="string" calcext:value-type="string">
            <text:p>h</text:p>
          </table:table-cell>
          <table:table-cell table:style-name="ce1" table:formula="of:==CHAR(IF(CODE(LOWER([.D8]))+1&gt;122;CODE(LOWER([.D8])+1-26);CODE(LOWER([.D8]))+1))" office:value-type="string" office:string-value="i" calcext:value-type="string">
            <text:p>i</text:p>
          </table:table-cell>
          <table:table-cell table:style-name="ce1" table:formula="of:==CHAR(IF(CODE(LOWER([.E8]))+1&gt;122;CODE(LOWER([.E8])+1-26);CODE(LOWER([.E8]))+1))" office:value-type="string" office:string-value="j" calcext:value-type="string">
            <text:p>j</text:p>
          </table:table-cell>
          <table:table-cell table:style-name="ce1" table:formula="of:==CHAR(IF(CODE(LOWER([.F8]))+1&gt;122;CODE(LOWER([.F8])+1-26);CODE(LOWER([.F8]))+1))" office:value-type="string" office:string-value="k" calcext:value-type="string">
            <text:p>k</text:p>
          </table:table-cell>
          <table:table-cell table:number-columns-repeated="2"/>
        </table:table-row>
        <table:table-row table:style-name="ro1">
          <table:table-cell table:formula="of:=CHAR(IF(CODE(LOWER([.B9]))-1&gt;122;CODE(LOWER([.B9])-1-26);CODE(LOWER([.B9]))-1))" office:value-type="string" office:string-value="`" calcext:value-type="string">
            <text:p>`</text:p>
          </table:table-cell>
          <table:table-cell table:formula="of:=CHAR(IF(CODE(LOWER([.C9]))-1&gt;122;CODE(LOWER([.C9])-1-26);CODE(LOWER([.C9]))-1))" office:value-type="string" office:string-value="a" calcext:value-type="string">
            <text:p>a</text:p>
          </table:table-cell>
          <table:table-cell table:formula="of:=CHAR(IF(CODE(LOWER([.D9]))-1&gt;122;CODE(LOWER([.D9])-1-26);CODE(LOWER([.D9]))-1))" office:value-type="string" office:string-value="b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1" table:formula="of:==CHAR(IF(CODE(LOWER([.D9]))+1&gt;122;CODE(LOWER([.D9])+1-26);CODE(LOWER([.D9]))+1))" office:value-type="string" office:string-value="d" calcext:value-type="string">
            <text:p>d</text:p>
          </table:table-cell>
          <table:table-cell table:style-name="ce1" table:formula="of:==CHAR(IF(CODE(LOWER([.E9]))+1&gt;122;CODE(LOWER([.E9])+1-26);CODE(LOWER([.E9]))+1))" office:value-type="string" office:string-value="e" calcext:value-type="string">
            <text:p>e</text:p>
          </table:table-cell>
          <table:table-cell table:style-name="ce1" table:formula="of:==CHAR(IF(CODE(LOWER([.F9]))+1&gt;122;CODE(LOWER([.F9])+1-26);CODE(LOWER([.F9]))+1))" office:value-type="string" office:string-value="f" calcext:value-type="string">
            <text:p>f</text:p>
          </table:table-cell>
          <table:table-cell table:number-columns-repeated="2"/>
        </table:table-row>
        <table:table-row table:style-name="ro1">
          <table:table-cell table:formula="of:=CHAR(IF(CODE(LOWER([.B10]))-1&gt;122;CODE(LOWER([.B10])-1-26);CODE(LOWER([.B10]))-1))" office:value-type="string" office:string-value="a" calcext:value-type="string">
            <text:p>a</text:p>
          </table:table-cell>
          <table:table-cell table:formula="of:=CHAR(IF(CODE(LOWER([.C10]))-1&gt;122;CODE(LOWER([.C10])-1-26);CODE(LOWER([.C10]))-1))" office:value-type="string" office:string-value="b" calcext:value-type="string">
            <text:p>b</text:p>
          </table:table-cell>
          <table:table-cell table:formula="of:=CHAR(IF(CODE(LOWER([.D10]))-1&gt;122;CODE(LOWER([.D10])-1-26);CODE(LOWER([.D10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" table:formula="of:==CHAR(IF(CODE(LOWER([.D10]))+1&gt;122;CODE(LOWER([.D10])+1-26);CODE(LOWER([.D10]))+1))" office:value-type="string" office:string-value="e" calcext:value-type="string">
            <text:p>e</text:p>
          </table:table-cell>
          <table:table-cell table:style-name="ce1" table:formula="of:==CHAR(IF(CODE(LOWER([.E10]))+1&gt;122;CODE(LOWER([.E10])+1-26);CODE(LOWER([.E10]))+1))" office:value-type="string" office:string-value="f" calcext:value-type="string">
            <text:p>f</text:p>
          </table:table-cell>
          <table:table-cell table:style-name="ce1" table:formula="of:==CHAR(IF(CODE(LOWER([.F10]))+1&gt;122;CODE(LOWER([.F10])+1-26);CODE(LOWER([.F10]))+1))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table:formula="of:=CHAR(IF(CODE(LOWER([.B11]))-1&gt;122;CODE(LOWER([.B11])-1-26);CODE(LOWER([.B11]))-1))" office:value-type="string" office:string-value="r" calcext:value-type="string">
            <text:p>r</text:p>
          </table:table-cell>
          <table:table-cell table:formula="of:=CHAR(IF(CODE(LOWER([.C11]))-1&gt;122;CODE(LOWER([.C11])-1-26);CODE(LOWER([.C11]))-1))" office:value-type="string" office:string-value="s" calcext:value-type="string">
            <text:p>s</text:p>
          </table:table-cell>
          <table:table-cell table:formula="of:=CHAR(IF(CODE(LOWER([.D11]))-1&gt;122;CODE(LOWER([.D11])-1-26);CODE(LOWER([.D11]))-1))" office:value-type="string" office:string-value="t" calcext:value-type="string">
            <text:p>t</text:p>
          </table:table-cell>
          <table:table-cell office:value-type="string" calcext:value-type="string">
            <text:p>u</text:p>
          </table:table-cell>
          <table:table-cell table:style-name="ce1" table:formula="of:==CHAR(IF(CODE(LOWER([.D11]))+1&gt;122;CODE(LOWER([.D11])+1-26);CODE(LOWER([.D11]))+1))" office:value-type="string" office:string-value="v" calcext:value-type="string">
            <text:p>v</text:p>
          </table:table-cell>
          <table:table-cell table:style-name="ce1" table:formula="of:==CHAR(IF(CODE(LOWER([.E11]))+1&gt;122;CODE(LOWER([.E11])+1-26);CODE(LOWER([.E11]))+1))" office:value-type="string" office:string-value="w" calcext:value-type="string">
            <text:p>w</text:p>
          </table:table-cell>
          <table:table-cell table:style-name="ce1" table:formula="of:==CHAR(IF(CODE(LOWER([.F11]))+1&gt;122;CODE(LOWER([.F11])+1-26);CODE(LOWER([.F11]))+1))" office:value-type="string" office:string-value="x" calcext:value-type="string">
            <text:p>x</text:p>
          </table:table-cell>
          <table:table-cell table:number-columns-repeated="2"/>
        </table:table-row>
        <table:table-row table:style-name="ro1">
          <table:table-cell table:formula="of:=CHAR(IF(CODE(LOWER([.B12]))-1&gt;122;CODE(LOWER([.B12])-1-26);CODE(LOWER([.B12]))-1))" office:value-type="string" office:string-value="a" calcext:value-type="string">
            <text:p>a</text:p>
          </table:table-cell>
          <table:table-cell table:formula="of:=CHAR(IF(CODE(LOWER([.C12]))-1&gt;122;CODE(LOWER([.C12])-1-26);CODE(LOWER([.C12]))-1))" office:value-type="string" office:string-value="b" calcext:value-type="string">
            <text:p>b</text:p>
          </table:table-cell>
          <table:table-cell table:formula="of:=CHAR(IF(CODE(LOWER([.D12]))-1&gt;122;CODE(LOWER([.D12])-1-26);CODE(LOWER([.D12]))-1))" office:value-type="string" office:string-value="c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" table:formula="of:==CHAR(IF(CODE(LOWER([.D12]))+1&gt;122;CODE(LOWER([.D12])+1-26);CODE(LOWER([.D12]))+1))" office:value-type="string" office:string-value="e" calcext:value-type="string">
            <text:p>e</text:p>
          </table:table-cell>
          <table:table-cell table:style-name="ce1" table:formula="of:==CHAR(IF(CODE(LOWER([.E12]))+1&gt;122;CODE(LOWER([.E12])+1-26);CODE(LOWER([.E12]))+1))" office:value-type="string" office:string-value="f" calcext:value-type="string">
            <text:p>f</text:p>
          </table:table-cell>
          <table:table-cell table:style-name="ce1" table:formula="of:==CHAR(IF(CODE(LOWER([.F12]))+1&gt;122;CODE(LOWER([.F12])+1-26);CODE(LOWER([.F12]))+1))" office:value-type="string" office:string-value="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EFGH</text:p>
          </table:table-cell>
          <table:table-cell office:value-type="string" calcext:value-type="string">
            <text:p>IJKL</text:p>
          </table:table-cell>
          <table:table-cell office:value-type="string" calcext:value-type="string">
            <text:p>MNPO</text:p>
          </table:table-cell>
          <table:table-cell office:value-type="string" calcext:value-type="string">
            <text:p>QRST</text:p>
          </table:table-cell>
          <table:table-cell office:value-type="string" calcext:value-type="string">
            <text:p>UVWX</text:p>
          </table:table-cell>
          <table:table-cell office:value-type="string" calcext:value-type="string">
            <text:p>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CZ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table:formula="of:=CHAR(IF(CODE(LOWER([.A15]))+[.$B$14]&gt;122;CODE(LOWER([.A15])+[.$B$14]-26);CODE(LOWER([.A15]))+[.$B$14]))" office:value-type="string" office:string-value="v" calcext:value-type="string">
            <text:p>v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table:formula="of:=CHAR(IF(CODE(LOWER([.A16]))+[.$B$14]&gt;122;CODE(LOWER([.A16])+[.$B$14]-26);CODE(LOWER([.A16]))+[.$B$14]))" office:value-type="string" office:string-value="c" calcext:value-type="string">
            <text:p>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</text:p>
          </table:table-cell>
          <table:table-cell table:formula="of:=CHAR(IF(CODE(LOWER([.A17]))+[.$B$14]&gt;122;CODE(LOWER([.A17])+[.$B$14]-26);CODE(LOWER([.A17]))+[.$B$14]))" office:value-type="string" office:string-value="l" calcext:value-type="string">
            <text:p>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formula="of:=CHAR(IF(CODE(LOWER([.A18]))+[.$B$14]&gt;122;CODE(LOWER([.A18])+[.$B$14]-26);CODE(LOWER([.A18]))+[.$B$14]))" office:value-type="string" office:string-value="p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</text:p>
          </table:table-cell>
          <table:table-cell table:formula="of:=CHAR(IF(CODE(LOWER([.A19]))+[.$B$14]&gt;122;CODE(LOWER([.A19])+[.$B$14]-26);CODE(LOWER([.A19]))+[.$B$14]))" office:value-type="string" office:string-value="" calcext:value-type="error">
            <text:p>#VALUE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</text:p>
          </table:table-cell>
          <table:table-cell table:formula="of:=CHAR(IF(CODE(LOWER([.A20]))+[.$B$14]&gt;122;CODE(LOWER([.A20])+[.$B$14]-26);CODE(LOWER([.A20]))+[.$B$14]))" office:value-type="string" office:string-value="m" calcext:value-type="string">
            <text:p>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</text:p>
          </table:table-cell>
          <table:table-cell table:formula="of:=CHAR(IF(CODE(LOWER([.A21]))+[.$B$14]&gt;122;CODE(LOWER([.A21])+[.$B$14]-26);CODE(LOWER([.A21]))+[.$B$14]))" office:value-type="string" office:string-value="n" calcext:value-type="string">
            <text:p>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</text:p>
          </table:table-cell>
          <table:table-cell table:formula="of:=CHAR(IF(CODE(LOWER([.A22]))+[.$B$14]&gt;122;CODE(LOWER([.A22])+[.$B$14]-26);CODE(LOWER([.A22]))+[.$B$14]))" office:value-type="string" office:string-value="w" calcext:value-type="string">
            <text:p>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</text:p>
          </table:table-cell>
          <table:table-cell table:formula="of:=CHAR(IF(CODE(LOWER([.A23]))+[.$B$14]&gt;122;CODE(LOWER([.A23])+[.$B$14]-26);CODE(LOWER([.A23]))+[.$B$14]))" office:value-type="string" office:string-value="e" calcext:value-type="string">
            <text:p>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</text:p>
          </table:table-cell>
          <table:table-cell table:formula="of:=CHAR(IF(CODE(LOWER([.A24]))+[.$B$14]&gt;122;CODE(LOWER([.A24])+[.$B$14]-26);CODE(LOWER([.A24]))+[.$B$14]))" office:value-type="string" office:string-value="" calcext:value-type="error">
            <text:p>#VALUE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1:01:50.226828514</meta:creation-date>
    <dc:date>2020-02-20T11:40:53.117469947</dc:date>
    <meta:editing-duration>PT8M31S</meta:editing-duration>
    <meta:editing-cycles>2</meta:editing-cycles>
    <meta:generator>LibreOffice/6.0.7.3$Linux_X86_64 LibreOffice_project/00m0$Build-3</meta:generator>
    <meta:document-statistic meta:table-count="1" meta:cell-count="117" meta:object-count="0"/>
  </office:meta>
</office:document-meta>
</file>